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48d85"/>
    </style:style>
    <style:style style:name="T2" style:family="text">
      <style:text-properties officeooo:rsid="00172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cação: Pedro Mesquita Maia – 2312664</text:p>
      <text:p text:style-name="P1"/>
      <text:p text:style-name="P1">Descrição: O objetivo do trabalho foi construir uma árvore binária de busca (BST), utilizando uma lista de números inteiros e funções para inserir e percorrer os nós da árvore. Além disso, foi solicitado verificar se a árvore gerada é uma BST válida, <text:span text:style-name="T1">e também para contar a quantidade </text:span>de filhos de cada nó.</text:p>
      <text:p text:style-name="P1"/>
      <text:p text:style-name="P1">Estrutura: Foram criadas várias funções, além da main, para realizar as operações necessárias: createNode, insertNode, binaryTree, isBinarySearchTree, print_in_order_traversal, count_print_in_order_traversal, count, printIsBinarySearchTree, createValidBST, createEmptyTree, createSingleNodeTree, e runTests. Após a construção da árvore, foi chamada a função binaryTree para inserir os números na árvore e em seguida, a função print_in_order_traversal para percorrer e imprimir os nós da árvore.</text:p>
      <text:p text:style-name="P1">Solução: Foram declaradas funções para criar nós, inserir elementos na árvore, verificar se ela é uma BST, e realiz<text:span text:style-name="T1">ar um percurso</text:span> in-order para imprimir e contar os filhos de cada nó. A função createNode é responsável por alocar um novo nó com o dado fornecido, enquanto insertNode insere um nó na árvore respeitando as regras de BST. A função binaryTree insere uma lista de números de forma ordenada na árvore.</text:p>
      <text:p text:style-name="P1"/>
      <text:p text:style-name="P1">A função print_in_order_traversal realiza um <text:span text:style-name="T1">percurso</text:span> in-order, percorrendo a árvore e imprimindo cada nó, seguido da contagem de seus filhos, que é realizada pela função count_print_in_order_traversal. Esta última função utiliza a função auxiliar count, que percorre a subárvore e retorna o número de filhos de um nó específico.</text:p>
      <text:p text:style-name="P1"/>
      <text:p text:style-name="P1">Após a criação e a impressão da árvore, a função isBinarySearchTree é utilizada para verificar se a árvore segue as regras de uma BST. Ela faz isso ao comparar o valor de cada nó com os limites mínimo e máximo permitidos e recursivamente chama a função para verificar as subárvores esquerda e direita. A função printIsBinarySearchTree imprime o resultado dessa verificação.</text:p>
      <text:p text:style-name="P1"/>
      <text:p text:style-name="P1">Observações: <text:span text:style-name="T2">Eu não tinha me atentado na hora de fazer a verificação da BST e não estava pegando o maior e o menor valor da árvore para usar como validador de uma BST</text:span>. <text:span text:style-name="T2">Tive que procurar na internet pois não tinha linkado as ideias. Mas algo que me ajudou bastante a entenderfoi a </text:span>implementação dos testes <text:span text:style-name="T2">pois me fez pensar nos </text:span>diferentes cenários, como uma árvore vazia, uma árvore com apenas um nó, e uma árvore completa válida. O código foi testado e funcionou <text:span text:style-name="T2">certinho</text:span>.</text:p>
      <text:p text:style-name="P1"/>
      <text:p text:style-name="P1">Para compilar foi utilizado o comando gcc -Wall -o main main.c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1:16:44.384894563</meta:creation-date>
    <dc:date>2024-09-30T21:32:04.691974824</dc:date>
    <meta:editing-duration>PT11M22S</meta:editing-duration>
    <meta:editing-cycles>3</meta:editing-cycles>
    <meta:generator>LibreOffice/7.6.5.2$Linux_X86_64 LibreOffice_project/38d5f62f85355c192ef5f1dd47c5c0c0c6d6598b</meta:generator>
    <meta:print-date>2024-09-30T21:32:01.710196230</meta:print-date>
    <meta:printed-by>PDF files</meta:printed-by>
    <meta:document-statistic meta:table-count="0" meta:image-count="0" meta:object-count="0" meta:page-count="1" meta:paragraph-count="8" meta:word-count="389" meta:character-count="2494" meta:non-whitespace-character-count="2111"/>
  </office:meta>
</office:document-meta>
</file>